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70.8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38.1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normal"/>
    </style:style>
    <style:style style:name="ce4" style:family="table-cell" style:parent-style-name="Default">
      <style:text-properties fo:color="#222222" style:font-name="Arial" fo:language="fr" fo:country="FR" style:font-name-asian="Arial1" style:language-asian="ar" style:country-asian="SA" style:font-name-complex="DejaVu Sans" style:font-size-complex="6.80000019073486pt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222222" style:font-name="Arial" fo:language="fr" fo:country="FR" style:font-name-asian="Arial1" style:language-asian="ar" style:country-asian="SA"/>
    </style:style>
    <style:style style:name="ce9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0" style:family="table-cell" style:parent-style-name="Default" style:data-style-name="N30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0"/>
    <style:style style:name="ce12" style:family="table-cell" style:parent-style-name="Default">
      <style:table-cell-properties fo:background-color="#ffff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222222" style:font-name="Arial" fo:font-size="10pt" style:letter-kerning="true" fo:country="none" style:country-asian="none" style:font-name-asian="Arial" style:font-size-asian="10pt"/>
    </style:style>
    <style:style style:name="T2" style:family="text">
      <style:text-properties style:letter-kerning="true" fo:country="none" style:country-asian="none" style:font-name-asian="Arial"/>
    </style:style>
  </office:automatic-styles>
  <office:body>
    <office:spreadsheet>
      <table:calculation-settings table:automatic-find-labels="false"/>
      <table:table table:name="List of publica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2" table:default-cell-style-name="Default"/>
        <table:table-column table:style-name="co7" table:number-columns-repeated="1016" table:default-cell-style-name="Default"/>
        <table:table-row table:style-name="ro3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 Order</text:p>
          </table:table-cell>
          <table:table-cell table:style-name="ce3" office:value-type="string" calcext:value-type="string">
            <text:p>Publisher</text:p>
          </table:table-cell>
          <table:table-cell table:style-name="ce3" office:value-type="string" calcext:value-type="string">
            <text:p>DOI</text:p>
          </table:table-cell>
          <table:table-cell table:style-name="ce10" office:value-type="string" calcext:value-type="string">
            <text:p>Public.. Date</text:p>
          </table:table-cell>
          <table:table-cell table:style-name="ce12" office:value-type="string" calcext:value-type="string">
            <text:p>IF at time of publication</text:p>
          </table:table-cell>
          <table:table-cell table:style-name="ce14" office:value-type="string" calcext:value-type="string">
            <text:p>Notes</text:p>
          </table:table-cell>
          <table:table-cell table:style-name="ce15" table:number-columns-repeated="1015"/>
        </table:table-row>
        <table:table-row table:style-name="ro4">
          <table:table-cell office:value-type="string" calcext:value-type="string">
            <text:p>KUKA Sunrise Toolbox: Interfacing Collaborative Robots with MATLAB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AM, Robotics &amp; Automation Magazine</text:p>
          </table:table-cell>
          <table:table-cell office:value-type="string" calcext:value-type="string">
            <text:p><text:a xlink:href="http://doi.org/10.1109/MRA.2018.2877776" xlink:type="simple">http://doi.org/10.1109/MRA.2018.2877776</text:a></text:p>
          </table:table-cell>
          <table:table-cell office:value-type="date" office:date-value="2018-11-20" calcext:value-type="date">
            <text:p>20-11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esture-based human-robot interaction for human assistance in manufactu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International Journal of Advanced Manufacturing Technology</text:p>
          </table:table-cell>
          <table:table-cell table:style-name="ce9" office:value-type="string" calcext:value-type="string">
            <text:p><text:a xlink:href="http://doi.org/10.1007/s00170-018-2788-x" xlink:type="simple">http://doi.org/10.1007/s00170-018-2788-x</text:a></text:p>
          </table:table-cell>
          <table:table-cell/>
          <table:table-cell table:style-name="ce13" office:value-type="string" calcext:value-type="string">
            <text:p>2.60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d-Effector Precise Hand-Guiding for Collaborative Robot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70836-2_49" xlink:type="simple">http://doi.org/10.1007/978-3-319-70836-2_49</text:a></text:p>
          </table:table-cell>
          <table:table-cell office:value-type="date" office:date-value="2017-11-24" calcext:value-type="date">
            <text:p>24-11-2017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<text:span text:style-name="T1">Minimum distance calculation for safe human robot interaction</text:span></text:p>
          </table:table-cell>
          <table:table-cell office:value-type="float" office:value="2017" calcext:value-type="float">
            <text:p>2017</text:p>
          </table:table-cell>
          <table:table-cell table:style-name="ce5" office:value-type="string" calcext:value-type="string">
            <text:p>Book Chapter</text:p>
          </table:table-cell>
          <table:table-cell office:value-type="string" calcext:value-type="string">
            <text:p>Main author</text:p>
          </table:table-cell>
          <table:table-cell table:style-name="ce4" office:value-type="string" calcext:value-type="string">
            <text:p><text:span text:style-name="T2">Procedia Manufacturing</text:span></text:p>
          </table:table-cell>
          <table:table-cell office:value-type="string" calcext:value-type="string">
            <text:p><text:a xlink:href="http://doi.org/10.1016/j.promfg.2017.07.157" xlink:type="simple">http://doi.org/10.1016/j.promfg.2017.07.157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and/arm Gesture Segmentation by Motion Using IMU and EMG Sens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table:style-name="ce6"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8" xlink:type="simple">http://doi.org/10.1016/j.promfg.2017.07.1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 Behavior and Hand Gesture Classification for Smart Human-robot Interac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dia Manufacturing</text:p>
          </table:table-cell>
          <table:table-cell office:value-type="string" calcext:value-type="string">
            <text:p><text:a xlink:href="http://doi.org/10.1016/j.promfg.2017.07.156" xlink:type="simple">http://doi.org/10.1016/j.promfg.2017.07.156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Online Robot Teleoperation Using Human Hand Gestures: A Case Study for Assembly Opera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ook Chapt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Advances in Intelligent Systems and Computing </text:p>
          </table:table-cell>
          <table:table-cell office:value-type="string" calcext:value-type="string">
            <text:p><text:a xlink:href="http://doi.org/10.1007/978-3-319-27149-1_8" xlink:type="simple">http://doi.org/10.1007/978-3-319-27149-1_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Flexible programming and orchestration of collaborative robotic manufacturing system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NOT main</text:p>
          </table:table-cell>
          <table:table-cell office:value-type="string" calcext:value-type="string">
            <text:p>Proceedings - IEEE 16th International Conference on Industrial Informatics, INDIN 2018 </text:p>
          </table:table-cell>
          <table:table-cell office:value-type="string" calcext:value-type="string">
            <text:p><text:a xlink:href="http://doi.org/10.1109/INDIN.2018.8472058" xlink:type="simple">http://doi.org/10.1109/INDIN.2018.8472058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Human-robot Collision Avoidance for Industrial Robots: A V-REP based Solu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The 25th International Conference on Transdisciplinary Engineering (TE2018)At: Modena</text:p>
          </table:table-cell>
          <table:table-cell table:style-name="ce9" office:value-type="string" calcext:value-type="string">
            <text:p><text:a xlink:href="http://doi.org/10.3233/978-1-61499-898-3-301" xlink:type="simple">http://doi.org/10.3233/978-1-61499-898-3-301</text:a></text:p>
          </table:table-cell>
          <table:table-cell/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Reducing the computational complexity of mass-matrix calculation for high DOF robot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nf paper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ROS 2018</text:p>
          </table:table-cell>
          <table:table-cell office:value-type="string" calcext:value-type="string">
            <text:p><text:a xlink:href="http://doi.org/10.1109/IROS.2018.8593775" xlink:type="simple">http://doi.org/10.1109/IROS.2018.8593775</text:a></text:p>
          </table:table-cell>
          <table:table-cell office:value-type="date" office:date-value="2018-10-04" calcext:value-type="date">
            <text:p>04-10-2018</text:p>
          </table:table-cell>
          <table:table-cell table:style-name="ce13"/>
          <table:table-cell table:number-columns-repeated="1016"/>
        </table:table-row>
        <table:table-row table:style-name="ro4">
          <table:table-cell office:value-type="string" calcext:value-type="string">
            <text:p>Efficient Calculation of Minimum Distance Between Capsules and its use in Robotics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IEEE access</text:p>
          </table:table-cell>
          <table:table-cell table:style-name="ce5" office:value-type="string" calcext:value-type="string">
            <text:p><text:a xlink:href="http://doi.org/10.1109/ACCESS.2018.2889311" xlink:type="simple">http://doi.org/10.1109/ACCESS.2018.2889311</text:a></text:p>
          </table:table-cell>
          <table:table-cell office:value-type="date" office:date-value="2018-12-24" calcext:value-type="date">
            <text:p>24-12-2018</text:p>
          </table:table-cell>
          <table:table-cell table:style-name="ce13" office:value-type="string" calcext:value-type="string">
            <text:p>3.5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nimum distance calculation using laser scanner and IMUs for safe human-robot interaction</text:p>
          </table:table-cell>
          <table:table-cell office:value-type="float" office:value="2019" calcext:value-type="float">
            <text:p>2019</text:p>
          </table:table-cell>
          <table:table-cell table:style-name="ce5" office:value-type="string" calcext:value-type="string">
            <text:p>Journal Article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RCIM</text:p>
          </table:table-cell>
          <table:table-cell office:value-type="string" calcext:value-type="string">
            <text:p><text:a xlink:href="https://doi.org/10.1016/j.rcim.2019.01.008" xlink:type="simple">https://doi.org/10.1016/j.rcim.2019.01.008</text:a></text:p>
          </table:table-cell>
          <table:table-cell office:value-type="date" office:date-value="2019-02-07" calcext:value-type="date">
            <text:p>07-02-2019</text:p>
          </table:table-cell>
          <table:table-cell table:style-name="ce13" office:value-type="string" calcext:value-type="string">
            <text:p>3.46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Geometric Dynamics Algorithm for Serially Linked Robot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49)</text:p>
          </table:table-cell>
          <table:table-cell office:value-type="string" calcext:value-type="string">
            <text:p><text:a xlink:href="https://doi.org/10.1007/978-3-030-23807-0_35" xlink:type="simple">https://doi.org/10.1007/978-3-030-23807-0_35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25-4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OPEN SOURCE LIBRARY FOR CONTROLLING COLLABORATIVE MANIPULATORS FROM MATLA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os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Ciência 2019 <text:s/>Lisbon – Portugal</text:p>
          </table:table-cell>
          <table:table-cell/>
          <table:table-cell office:value-type="date" office:date-value="2019-07-09" calcext:value-type="date">
            <text:p>09-07-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Quest Towards Safe Human Robot Collabora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48" xlink:type="simple">https://doi.org/10.1007/978-3-030-25332-5_48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93-49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Third Hand, Cobots Assisted Precise Assembl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ok Chapter</text:p>
          </table:table-cell>
          <table:table-cell table:style-name="ce5" office:value-type="string" calcext:value-type="string">
            <text:p>Main author</text:p>
          </table:table-cell>
          <table:table-cell office:value-type="string" calcext:value-type="string">
            <text:p>Part of the Lecture Notes in Computer Science book series (LNCS, volume 11650)</text:p>
          </table:table-cell>
          <table:table-cell office:value-type="string" calcext:value-type="string">
            <text:p><text:a xlink:href="https://doi.org/10.1007/978-3-030-25332-5_39" xlink:type="simple">https://doi.org/10.1007/978-3-030-25332-5_39</text:a></text:p>
          </table:table-cell>
          <table:table-cell office:value-type="date" office:date-value="2019-05-03" calcext:value-type="date">
            <text:p>03-05-2019</text:p>
          </table:table-cell>
          <table:table-cell/>
          <table:table-cell office:value-type="string" calcext:value-type="string">
            <text:p>During 20th Annual Conference, TAROS 2019, London, UK, July 3–5, 2019, pp 454-457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On-line collision avoidance for collaborative robot manipulators by</text:p>
            <text:p>adjusting off-line generated paths: An industrial use cas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Main author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<text:a xlink:href="https://doi.org/10.1016/j.robot.2019.07.013" xlink:type="simple">https://doi.org/10.1016/j.robot.2019.07.013</text:a></text:p>
          </table:table-cell>
          <table:table-cell office:value-type="date" office:date-value="2019-07-23" calcext:value-type="date">
            <text:p>23-07-2019</text:p>
          </table:table-cell>
          <table:table-cell table:style-name="ce13" office:value-type="float" office:value="2.928" calcext:value-type="float">
            <text:p>2,928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out" table:style-name="ta1">
        <table:table-column table:style-name="co7" table:number-columns-repeated="9" table:default-cell-style-name="Default"/>
        <table:table-column table:style-name="co8" table:default-cell-style-name="Default"/>
        <table:table-row table:style-name="ro2">
          <table:table-cell table:number-columns-repeated="2"/>
          <table:table-cell office:value-type="string" calcext:value-type="string">
            <text:p>Mohammad SAFEE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Updated: 2018-Dec-02 @ 12:3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8" table:number-rows-spanned="1">
            <text:p>The sheet “List of publications” contains a total list of the researcher publications, with DOI identifierinfo and publisher.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6" table:number-rows-spanned="1">
            <text:p>Please use the filters to navigate easly thought the publications for example: 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 calcext:value-type="string">
            <text:p>1- Year of publication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2- Type of publication: Journal artice, Book Chapter or a Conference paper.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>
            <text:p>3- Author order: wheather the researcher is the Main author of the publication or not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ore info can be found at: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Researchgate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www.researchgate.net/profile/Mohammad_Safeea2" xlink:type="simple">https://www.researchgate.net/profile/Mohammad_Safeea2</text:a></text:p>
          </table:table-cell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Scupos webpage:</text:p>
          </table:table-cell>
          <table:covered-table-cell/>
          <table:table-cell table:style-name="ce8" table:number-columns-spanned="5" table:number-rows-spanned="1"/>
          <table:covered-table-cell table:number-columns-repeated="4"/>
          <table:table-cell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ORCID webpage: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://orcid.org/0000-0003-2312-4594" xlink:type="simple">http://orcid.org/0000-0003-2312-4594</text:a></text:p>
          </table:table-cell>
          <table:covered-table-cell table:number-columns-repeated="4"/>
          <table:table-cell/>
        </table:table-row>
      </table:table>
      <table:named-expressions/>
      <table:database-ranges>
        <table:database-range table:name="__Anonymous_Sheet_DB__0" table:target-range-address="'List of publications'.B1:'List of publications'.D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0-00-0000</text:date>, <text:time style:data-style-name="N2" text:time-value="13:06:42.5029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20:56.063896225</meta:creation-date>
    <dc:date>2019-08-04T13:07:19.635096526</dc:date>
    <meta:editing-duration>PT4H57M30S</meta:editing-duration>
    <meta:editing-cycles>92</meta:editing-cycles>
    <meta:generator>LibreOffice/5.1.6.2$Linux_X86_64 LibreOffice_project/10m0$Build-2</meta:generator>
    <meta:document-statistic meta:table-count="2" meta:cell-count="141" meta:object-count="0"/>
  </office:meta>
</office:document-meta>
</file>